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1000001663D500CB30CE3EFF0.png" manifest:media-type="image/png"/>
  <manifest:file-entry manifest:full-path="Pictures/100002010000063B000001B0AFC2E69D751F54EC.png" manifest:media-type="image/png"/>
  <manifest:file-entry manifest:full-path="Pictures/100002010000058A0000023989514DF410547B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cc" draw:fill-color="#0000cc" draw:textarea-vertical-align="middle" draw:auto-grow-height="false" fo:min-height="0.28cm" fo:min-width="1.273cm"/>
    </style:style>
    <style:style style:name="gr3" style:family="graphic" style:parent-style-name="standard">
      <style:graphic-properties svg:stroke-color="#0000cc" draw:fill-color="#0000cc" draw:textarea-vertical-align="middle" draw:auto-grow-height="false" fo:min-height="0.28cm" fo:min-width="1.273cm"/>
    </style:style>
    <style:style style:name="gr4" style:family="graphic" style:parent-style-name="standard">
      <style:graphic-properties draw:stroke="none" svg:stroke-color="#000000" draw:fill="none" draw:fill-color="#ffffff" fo:min-height="0.077cm"/>
    </style:style>
    <style:style style:name="P1" style:family="paragraph"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style:text-properties fo:color="#0000cc" fo:font-size="14pt" style:font-size-asian="14pt" style:font-size-complex="14pt"/>
    </style:style>
    <style:style style:name="P4" style:family="paragraph">
      <loext:graphic-properties draw:fill="none" draw:fill-color="#ffffff"/>
      <style:text-properties fo:color="#0000cc" fo:font-size="14pt" style:font-size-asian="14pt" style:font-size-complex="14pt"/>
    </style:style>
    <style:style style:name="T1" style:family="text">
      <style:text-properties fo:color="#0000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99cm" svg:height="5.014cm" svg:x="0.101cm" svg:y="0.4cm">
          <draw:image xlink:href="Pictures/100002010000058A0000023989514DF410547B96.png" xlink:type="simple" xlink:show="embed" xlink:actuate="onLoad">
            <text:p/>
          </draw:image>
        </draw:frame>
        <draw:frame draw:style-name="gr1" draw:text-style-name="P1" draw:layer="layout" svg:width="12.499cm" svg:height="5.371cm" svg:x="15.301cm" svg:y="3.529cm">
          <draw:image xlink:href="Pictures/1000020100000341000001663D500CB30CE3EFF0.png" xlink:type="simple" xlink:show="embed" xlink:actuate="onLoad">
            <text:p/>
          </draw:image>
        </draw:frame>
        <draw:custom-shape draw:style-name="gr2" draw:text-style-name="P2" draw:layer="layout" svg:width="2.7cm" svg:height="1.3cm" draw:transform="rotate (0.603709388264839) translate (12.63cm 2.9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7cm" svg:height="1.3cm" draw:transform="rotate (-0.476998484570053) translate (13.21cm 4.4cm)">
          <text:p text:style-name="P1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6.2cm" svg:height="0.806cm" draw:transform="rotate (-0.463559449329694) translate (11.76cm 5.1cm)">
          <draw:text-box>
            <text:p text:style-name="P3"><text:span text:style-name="T1">Self-</text:span><text:span text:style-name="T1">reconfiguratio</text:span><text:span text:style-name="T1">n</text:span></text:p>
          </draw:text-box>
        </draw:frame>
        <draw:frame draw:style-name="gr4" draw:text-style-name="P4" draw:layer="layout" svg:width="6.2cm" svg:height="0.806cm" draw:transform="rotate (0.603709388264839) translate (11.6cm 2.736cm)">
          <draw:text-box>
            <text:p text:style-name="P3"><text:span text:style-name="T1">Self-reconfiguration</text:span></text:p>
          </draw:text-box>
        </draw:frame>
        <draw:frame draw:style-name="gr1" draw:text-style-name="P1" draw:layer="layout" svg:width="12.057cm" svg:height="3.265cm" svg:x="15.743cm" svg:y="0.4cm">
          <draw:image xlink:href="Pictures/100002010000063B000001B0AFC2E69D751F54E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24T12:13:46.299032382</dc:date>
    <meta:editing-duration>PT1H45M17S</meta:editing-duration>
    <meta:editing-cycles>23</meta:editing-cycles>
    <meta:generator>LibreOffice/5.1.6.2$Linux_X86_64 LibreOffice_project/10m0$Build-2</meta:generator>
    <meta:document-statistic meta:object-count="7"/>
  </office:meta>
</office:document-meta>
</file>